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02122" style:font-name="Times New Roman" fo:font-size="14pt" fo:letter-spacing="normal" fo:font-style="normal" fo:font-weight="normal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4pt" fo:letter-spacing="normal" fo:font-style="normal" fo:font-weight="normal" style:font-size-asian="14pt" style:font-name-complex="Times New Roman" style:font-size-complex="14pt"/>
    </style:style>
    <style:style style:name="P3" style:family="paragraph" style:parent-style-name="Standard" style:list-style-name="L3">
      <style:paragraph-properties fo:text-align="start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ffffff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ffffff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fo:background-color="#ffffff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name-complex="Times New Roman" style:font-size-complex="14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name-complex="Times New Roman" style:font-size-complex="14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fo:background-color="#ffffff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name-complex="Times New Roman" style:font-size-complex="14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weight-asian="normal" style:font-name-complex="Times New Roman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en" fo:country="GB" fo:font-weight="normal" style:font-size-asian="14pt" style:font-weight-asian="normal" style:font-name-complex="Times New Roman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23" style:family="paragraph" style:parent-style-name="Text_20_body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212529" style:font-name="Times New Roman" fo:font-size="14pt" fo:letter-spacing="normal" fo:language="en" fo:country="US" fo:font-style="normal" fo:font-weight="normal" style:font-size-asian="14pt" style:font-weight-asian="normal" style:font-name-complex="Times New Roman" style:font-size-complex="14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weight-asian="bold" style:font-name-complex="Times New Roman" style:font-size-complex="14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fo:color="#202122" style:font-name="Times New Roman" fo:font-size="14pt" fo:letter-spacing="normal" fo:language="en" fo:country="US" fo:font-style="normal" fo:font-weight="normal" style:font-size-asian="14pt" style:font-weight-asian="bold" style:font-name-complex="Times New Roman" style:font-size-complex="14pt" style:font-weight-complex="bold"/>
    </style:style>
    <style:style style:name="P30" style:family="paragraph" style:parent-style-name="Text_20_body" style:list-style-name="L1">
      <style:text-properties style:font-name="Times New Roman" fo:font-size="14pt" fo:language="ru" fo:country="RU" style:font-size-asian="14pt" style:font-name-complex="Times New Roman" style:font-size-complex="14pt"/>
    </style:style>
    <style:style style:name="P31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32" style:family="paragraph" style:parent-style-name="Text_20_body" style:list-style-name="L1"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4" style:family="paragraph" style:parent-style-name="Text_20_body" style:list-style-name="L5">
      <style:paragraph-properties fo:text-align="start" style:justify-single-word="false" fo:orphans="2" fo:widows="2"/>
      <style:text-properties style:font-name="Times New Roman" fo:font-size="14pt" fo:language="en" fo:country="US" style:font-size-asian="14pt" style:font-name-complex="Times New Roman" style:font-size-complex="14pt"/>
    </style:style>
    <style:style style:name="P35" style:family="paragraph" style:parent-style-name="Text_20_body">
      <style:paragraph-properties fo:margin-top="0cm" fo:margin-bottom="0cm" fo:line-height="120%" fo:text-align="center" style:justify-single-word="false"/>
      <style:text-properties fo:color="#000000" style:font-name="Times New Roman" fo:font-size="14pt" style:font-size-asian="14pt" style:font-name-complex="Times New Roman" style:font-size-complex="14pt"/>
    </style:style>
    <style:style style:name="P36" style:family="paragraph" style:parent-style-name="Text_20_body">
      <style:paragraph-properties fo:margin-left="0cm" fo:margin-right="0cm" fo:margin-top="1.423cm" fo:margin-bottom="0cm" fo:line-height="120%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37" style:family="paragraph" style:parent-style-name="Text_20_body">
      <style:paragraph-properties fo:margin-left="0cm" fo:margin-right="0cm" fo:margin-top="0.388cm" fo:margin-bottom="0cm" fo:line-height="120%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38" style:family="paragraph" style:parent-style-name="Text_20_body">
      <style:paragraph-properties fo:margin-left="0cm" fo:margin-right="0cm" fo:margin-top="0.37cm" fo:margin-bottom="0cm" fo:line-height="120%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39" style:family="paragraph" style:parent-style-name="Text_20_body">
      <style:paragraph-properties fo:margin-left="0cm" fo:margin-right="0cm" fo:margin-top="0.319cm" fo:margin-bottom="0cm" fo:line-height="120%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40" style:family="paragraph" style:parent-style-name="Text_20_body">
      <style:paragraph-properties fo:margin-left="0cm" fo:margin-right="0cm" fo:margin-top="2.609cm" fo:margin-bottom="0cm" fo:line-height="120%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41" style:family="paragraph" style:parent-style-name="Text_20_body">
      <style:paragraph-properties fo:margin-left="0cm" fo:margin-right="0cm" fo:margin-top="2.609cm" fo:margin-bottom="0cm" fo:line-height="120%" fo:text-align="end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4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2" style:font-name="Times New Roman" fo:font-size="14pt" fo:letter-spacing="normal" fo:font-style="normal" fo:font-weight="normal" style:font-size-asian="14pt" style:font-name-complex="Times New Roman" style:font-size-complex="14pt"/>
    </style:style>
    <style:style style:name="P4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4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color="#000000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Федеральное государственное бюджетное образовательное учреждение высшего образования «Московский Авиационный Институт» <text:line-break/>(Национальный Исследовательский Университет) </text:p>
      <text:p text:style-name="P35"/>
      <text:p text:style-name="P35"/>
      <text:p text:style-name="P35"/>
      <text:p text:style-name="P35"/>
      <text:p text:style-name="P35"/>
      <text:p text:style-name="P35">Институт № 8 <text:line-break/>«Информационные технологии и прикладная математика» </text:p>
      <text:p text:style-name="P36">Курсовой проект</text:p>
      <text:p text:style-name="P37">по курсу «Вычислительные системы»</text:p>
      <text:p text:style-name="P38">Семестр 2</text:p>
      <text:p text:style-name="P39">Задани<text:span text:style-name="T3">е</text:span> 9</text:p>
      <text:p text:style-name="P39"> </text:p>
      <text:p text:style-name="P41"><text:span text:style-name="T5">Студент: Хайруллина Ясмин Алмазовна<text:line-break/><text:line-break/>Группа: М8О-103Б-21<text:line-break/><text:line-break/>Руководитель: Севастьянов Виктор Сергеевич<text:line-break/><text:line-break/>Дата сдачи: 13.05.22<text:line-break/></text:span></text:p>
      <text:p text:style-name="P40">Москва, 2022</text:p>
      <text:p text:style-name="P40"><text:soft-page-break/><text:line-break/>СОДЕРЖАНИЕ</text:p>
      <text:list xml:id="list8187093636118751671" text:style-name="L1">
        <text:list-item>
          <text:p text:style-name="P32">ВВЕДЕНИЕ . . . . . . . . . . . . . . . . . . . . . . . . . . . . . . . . . . . . . . . . . . . . . . . . 3</text:p>
        </text:list-item>
        <text:list-item>
          <text:p text:style-name="P32">ЗАДАЧИ . . . . . . . . . . . . . . . . . . . . . . . . . . . . . . . . . . . . . . . . . . . . . . . . . . . 4</text:p>
        </text:list-item>
        <text:list-item>
          <text:p text:style-name="P32">ФОРМУЛИРОВКА ЗАДАНИЯ . . . . . . . . . . . . . . . . . . . . . . . . . . . . . . . . 5</text:p>
        </text:list-item>
        <text:list-item>
          <text:p text:style-name="P30">АЛГОРИТМ ПРОГРАММЫ <text:s/>. . . . . . . . . . . . . . . . . . . . . . . . . . . . . . . . . . 6</text:p>
        </text:list-item>
        <text:list-item>
          <text:p text:style-name="P30">ОПИСАНИЕ ПРОГРАММЫ . . . . . . . . . . . . . . . . . . . . . . . . . . . . . . . . . . 7</text:p>
        </text:list-item>
        <text:list-item>
          <text:p text:style-name="P30">ПРОГРАММА . . . . . . . . . . . . . . . . . . . . . . . . . . . . . . . . . . . . . . . . . . . . . . 8</text:p>
        </text:list-item>
        <text:list-item>
          <text:p text:style-name="P30">РЕЗУЛЬТАТ РАБОТЫ ПРОГРАММЫ . . . . . . . . . . . . . . . . . . . . . . . . . . 1<text:span text:style-name="T4">3</text:span></text:p>
        </text:list-item>
        <text:list-item>
          <text:p text:style-name="P30">ЗАКЛЮЧЕНИЕ . . . . . . . . . . . . . . . . . . . . . . . . . . . . . . . . . . . . . . . . . . . . 1<text:span text:style-name="T4">6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2</text:p>
      <text:p text:style-name="P17"><text:soft-page-break/></text:p>
      <text:p text:style-name="P17">ВВЕДЕНИЕ</text:p>
      <text:p text:style-name="P18"/>
      <text:p text:style-name="P19">Данная курсовая работа направлена на изучение сортировки на языке программирования Си. В ходе работы полученные с помощью предоставленной информации и самостоятельного изучения материала будет составлена программа для решения предложенной задачи. <text:s text:c="89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3</text:p>
      <text:p text:style-name="P21"><text:line-break/><text:soft-page-break/>ЗАДАЧИ</text:p>
      <text:p text:style-name="P21"/>
      <text:list xml:id="list431871453642402448" text:style-name="L2">
        <text:list-item>
          <text:p text:style-name="P22">Изучить материал по данной теме, поискать дополнительную информацию в сторонних источниках.</text:p>
        </text:list-item>
        <text:list-item>
          <text:p text:style-name="P22">Составить программу сортировки таблицы указанным методом и двоичный поиск данных по ключу. </text:p>
        </text:list-item>
        <text:list-item>
          <text:p text:style-name="P22">Производить работу в режиме меню.</text:p>
        </text:list-item>
        <text:list-item>
          <text:p text:style-name="P22">Предоставить отчет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4</text:p>
      <text:p text:style-name="P21"><text:soft-page-break/>ФОРМУЛИРОВКА ЗАДАНИЯ</text:p>
      <text:p text:style-name="P20"/>
      <text:p text:style-name="P5">Составить программу на языке Си с использованием процедур и функций для сортировки таблицы заданным методом и двоичного поиска по ключу в таблице. Программа должна производить сортировку в трех случаях:</text:p>
      <text:list xml:id="list9005809067734642060" text:style-name="L6">
        <text:list-item>
          <text:p text:style-name="P6">Элементы таблицы с самого начала упорядочены;</text:p>
        </text:list-item>
        <text:list-item>
          <text:p text:style-name="P6">Элементы таблицы расставлены в обратном порядке;</text:p>
        </text:list-item>
        <text:list-item>
          <text:p text:style-name="P6">Элементы таблицы не упорядочены.</text:p>
        </text:list-item>
      </text:list>
      <text:p text:style-name="P5"/>
      <text:p text:style-name="P5">Метод сортировки: быстрая сортировка Хоара (рекурсивный вариант).</text:p>
      <text:p text:style-name="P5">Тип ключа: целый.</text:p>
      <text:p text:style-name="P5">Содержание файла: ключ и фрагмент стихотворения.</text:p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5</text:p>
      <text:p text:style-name="P7"><text:soft-page-break/>АЛГОРИТМ ПРОГРАММЫ</text:p>
      <text:p text:style-name="P1"/>
      <text:list xml:id="list5774595470661270045" text:style-name="L3">
        <text:list-item>
          <text:p text:style-name="P3">В отдельном файле создать структуру таблицы, написать функции для обработки таблицы.</text:p>
        </text:list-item>
        <text:list-item>
          <text:p text:style-name="P3">Написать функцию для считывания данных из файла, содержащего данные для сортировки.</text:p>
        </text:list-item>
        <text:list-item>
          <text:p text:style-name="P3">Реализовать бинарный поиск по ключу.</text:p>
        </text:list-item>
        <text:list-item>
          <text:p text:style-name="P3">Реализовать рекурсивный вариант сортировки Хоара.</text:p>
        </text:list-item>
        <text:list-item>
          <text:p text:style-name="P3">Реализовать работу с программой через меню.</text:p>
          <text:p text:style-name="P3"><text:line-break/><text:lin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2">6</text:p>
      <text:p text:style-name="P43"><text:soft-page-break/>ОПИСАНИЕ ПРОГРАММЫ</text:p>
      <text:p text:style-name="P43"/>
      <text:p text:style-name="P44">Входные данные: файл <text:s/>ключами и фрагментом стихотворения.</text:p>
      <text:p text:style-name="P44">Выходные данные: отсортированная таблица по ключу.</text:p>
      <text:p text:style-name="P44">Используемые функции и структуры:</text:p>
      <text:list xml:id="list4433140964859576337" text:style-name="L5">
        <text:list-item>
          <text:p text:style-name="P34"><text:span text:style-name="T1">row – </text:span><text:span text:style-name="T2">структура ряда (одной строки стихотворения)</text:span></text:p>
        </text:list-item>
        <text:list-item>
          <text:p text:style-name="P34"><text:span text:style-name="T1"><text:s/>quikSort —</text:span><text:span text:style-name="T2"> функция для быстрой сортировки Хоара (рекурсивный вариант)</text:span></text:p>
        </text:list-item>
        <text:list-item>
          <text:p text:style-name="P34"><text:span text:style-name="T1">printTable —</text:span><text:span text:style-name="T2"> функция для вывода таблицы</text:span></text:p>
        </text:list-item>
        <text:list-item>
          <text:p text:style-name="P34"><text:span text:style-name="T1">getRow – </text:span><text:span text:style-name="T2">функция для считывания строки из файла и записи ее в структуру</text:span></text:p>
        </text:list-item>
        <text:list-item>
          <text:p text:style-name="P34"><text:span text:style-name="T1">swapRows – </text:span><text:span text:style-name="T2">функция для перестановки двух рядов </text:span></text:p>
        </text:list-item>
        <text:list-item>
          <text:p text:style-name="P34"><text:span text:style-name="T1">binSearch – </text:span><text:span text:style-name="T2">бинарный поиск по ключу</text:span></text:p>
        </text:list-item>
        <text:list-item>
          <text:p text:style-name="P34"><text:span text:style-name="T1">isSorted – </text:span><text:span text:style-name="T2">проверка на отсортированность таблицы</text:span></text:p>
          <text:p text:style-name="P23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7</text:p>
      <text:p text:style-name="P11"><text:soft-page-break/>ПРОГРАММА</text:p>
      <text:p text:style-name="P11"/>
      <text:p text:style-name="P14">Файл <text:span text:style-name="T4">Makefile</text:span></text:p>
      <text:p text:style-name="P15"/>
      <text:p text:style-name="P15">laba: table.o main.o</text:p>
      <text:p text:style-name="P15"><text:tab/>gcc table.o main.o</text:p>
      <text:p text:style-name="P15">table.o : table.h table.c</text:p>
      <text:p text:style-name="P15"><text:tab/>gcc -c table.c</text:p>
      <text:p text:style-name="P15">main.o : table.h main.c</text:p>
      <text:p text:style-name="P15"><text:tab/>gcc -c main.c</text:p>
      <text:p text:style-name="P15"/>
      <text:p text:style-name="P15"/>
      <text:p text:style-name="P10">Файл <text:span text:style-name="T4">table.h</text:span></text:p>
      <text:p text:style-name="P15"/>
      <text:p text:style-name="P12">#ifndef TABLE_H</text:p>
      <text:p text:style-name="P12">#define TABLE_H</text:p>
      <text:p text:style-name="P12"/>
      <text:p text:style-name="P12">#include &lt;stdio.h&gt;</text:p>
      <text:p text:style-name="P12"/>
      <text:p text:style-name="P12">typedef struct _row</text:p>
      <text:p text:style-name="P12">{</text:p>
      <text:p text:style-name="P12"><text:s text:c="4"/>long int _key;</text:p>
      <text:p text:style-name="P12"><text:s text:c="4"/>char _str[120];</text:p>
      <text:p text:style-name="P12">} row;</text:p>
      <text:p text:style-name="P12"/>
      <text:p text:style-name="P12">void printTable(row *arr, const int size);</text:p>
      <text:p text:style-name="P12">void getRow(FILE *stream, char *str, const int size);</text:p>
      <text:p text:style-name="P12">void swapRows(row *r1, row *r2);</text:p>
      <text:p text:style-name="P12">int binSearch(const row *arr, const int size, const long int key);</text:p>
      <text:p text:style-name="P12">int isSorted(const row *arr, const int size);</text:p>
      <text:p text:style-name="P12">void quickSort(row *arr, int left, int right);</text:p>
      <text:p text:style-name="P12">#endif</text:p>
      <text:p text:style-name="P12"/>
      <text:p text:style-name="P10">Файл <text:span text:style-name="T4">table.c</text:span></text:p>
      <text:p text:style-name="P10"><text:span text:style-name="T4"/></text:p>
      <text:p text:style-name="P8">#include &lt;time.h&gt;</text:p>
      <text:p text:style-name="P8">#include &lt;stdlib.h&gt;</text:p>
      <text:p text:style-name="P8">#include "table.h"</text:p>
      <text:p text:style-name="P8"/>
      <text:p text:style-name="P8">void printTable(row *arr, const int size)</text:p>
      <text:p text:style-name="P8">{</text:p>
      <text:p text:style-name="P8"><text:s text:c="3"/></text:p>
      <text:p text:style-name="P8"/>
      <text:p text:style-name="P9"/>
      <text:p text:style-name="P16">8</text:p>
      <text:p text:style-name="P8"><text:soft-page-break/><text:s/>printf("╔═════════╦══════════════════════════════════════════════════╗\n");</text:p>
      <text:p text:style-name="P8"><text:s text:c="4"/>printf("║ <text:s text:c="2"/>Ключ <text:s/>║ <text:s text:c="19"/>Значение <text:s text:c="21"/>║\n");</text:p>
      <text:p text:style-name="P8"><text:s text:c="4"/>printf("╠═════════╬══════════════════════════════════════════════════╣\n");</text:p>
      <text:p text:style-name="P8"><text:s text:c="4"/>for (int i = 0; i &lt; size; i++)</text:p>
      <text:p text:style-name="P8"><text:s text:c="8"/>printf("║%9ld║%50s\n", arr[i]._key, arr[i]._str);</text:p>
      <text:p text:style-name="P8"><text:s text:c="4"/>printf("╚═════════╩══════════════════════════════════════════════════╝\n");</text:p>
      <text:p text:style-name="P8">}</text:p>
      <text:p text:style-name="P8"/>
      <text:p text:style-name="P8">void getRow(FILE *file, char *str, const int size)</text:p>
      <text:p text:style-name="P8">{</text:p>
      <text:p text:style-name="P8"><text:s text:c="4"/>int cnt = 0;</text:p>
      <text:p text:style-name="P8"><text:s text:c="4"/>char ch;</text:p>
      <text:p text:style-name="P8"><text:s text:c="4"/>while ((ch = getc(file)) != '\n' &amp;&amp; cnt &lt; size - 1)</text:p>
      <text:p text:style-name="P8"><text:s text:c="4"/>{</text:p>
      <text:p text:style-name="P8"><text:s text:c="8"/>str[cnt++] = ch;</text:p>
      <text:p text:style-name="P8"><text:s text:c="4"/>}</text:p>
      <text:p text:style-name="P8"><text:s text:c="4"/>str[cnt] = '\0'; //признак конца строки</text:p>
      <text:p text:style-name="P8">}</text:p>
      <text:p text:style-name="P8"/>
      <text:p text:style-name="P8">void swapRows(row *r1, row *r2)</text:p>
      <text:p text:style-name="P8">{</text:p>
      <text:p text:style-name="P8"><text:s text:c="4"/>row tmp;</text:p>
      <text:p text:style-name="P8"><text:s text:c="4"/>tmp = *r1;</text:p>
      <text:p text:style-name="P8"><text:s text:c="4"/>*r1 = *r2;</text:p>
      <text:p text:style-name="P8"><text:s text:c="4"/>*r2 = tmp;</text:p>
      <text:p text:style-name="P8">}</text:p>
      <text:p text:style-name="P8"/>
      <text:p text:style-name="P8">int binSearch(const row *arr, const int size, const long int key)</text:p>
      <text:p text:style-name="P8">{</text:p>
      <text:p text:style-name="P8"><text:s text:c="4"/>int start = 0, end = size - 1, mid;</text:p>
      <text:p text:style-name="P8"><text:s text:c="4"/>if (size &lt;= 0)</text:p>
      <text:p text:style-name="P8"><text:s text:c="8"/>return -1;</text:p>
      <text:p text:style-name="P8"><text:s text:c="4"/>while (start &lt; end)</text:p>
      <text:p text:style-name="P8"><text:s text:c="4"/>{</text:p>
      <text:p text:style-name="P8"><text:s text:c="8"/>mid = start + (end - start) / 2;</text:p>
      <text:p text:style-name="P8"/>
      <text:p text:style-name="P8"/>
      <text:p text:style-name="P8"/>
      <text:p text:style-name="P16">9</text:p>
      <text:p text:style-name="P8"><text:soft-page-break/></text:p>
      <text:p text:style-name="P8"><text:s text:c="8"/>if (arr[mid]._key == key)</text:p>
      <text:p text:style-name="P8"><text:s text:c="12"/>return mid;</text:p>
      <text:p text:style-name="P8"><text:s text:c="8"/>else if (arr[mid]._key &lt; key)</text:p>
      <text:p text:style-name="P8"><text:s text:c="12"/>start = mid + 1;</text:p>
      <text:p text:style-name="P8"><text:s text:c="8"/>else</text:p>
      <text:p text:style-name="P8"><text:s text:c="12"/>end = mid;</text:p>
      <text:p text:style-name="P8"><text:s text:c="4"/>}</text:p>
      <text:p text:style-name="P8"><text:s text:c="4"/>if (arr[end]._key == key)</text:p>
      <text:p text:style-name="P8"><text:s text:c="8"/>return end;</text:p>
      <text:p text:style-name="P8"><text:s text:c="4"/>return -1;</text:p>
      <text:p text:style-name="P8">}</text:p>
      <text:p text:style-name="P8"/>
      <text:p text:style-name="P8">int isSorted(const row *arr, const int size)</text:p>
      <text:p text:style-name="P8">{</text:p>
      <text:p text:style-name="P8"><text:s text:c="4"/>for (int i = 0; i &lt; size - 1; i++)</text:p>
      <text:p text:style-name="P8"><text:s text:c="8"/>if (arr[i]._key &gt; arr[i + 1]._key)</text:p>
      <text:p text:style-name="P8"><text:s text:c="12"/>return 0;</text:p>
      <text:p text:style-name="P8"><text:s text:c="4"/>return 1;</text:p>
      <text:p text:style-name="P8">}</text:p>
      <text:p text:style-name="P8"/>
      <text:p text:style-name="P8">void quickSort(row *arr, int left, int right)</text:p>
      <text:p text:style-name="P8">{</text:p>
      <text:p text:style-name="P8"><text:s text:c="4"/>int pivot;</text:p>
      <text:p text:style-name="P8"><text:s text:c="4"/>row p; <text:s text:c="13"/>// разрешающий элемент</text:p>
      <text:p text:style-name="P8"><text:s text:c="4"/>int l_hold = left; <text:s/>//левая граница</text:p>
      <text:p text:style-name="P8"><text:s text:c="4"/>int r_hold = right; // правая граница</text:p>
      <text:p text:style-name="P8"><text:s text:c="4"/>pivot = arr[left]._key;</text:p>
      <text:p text:style-name="P8"><text:s text:c="4"/>p = arr[left];</text:p>
      <text:p text:style-name="P8"><text:s text:c="4"/>while (left &lt; right) // пока границы не сомкнутся</text:p>
      <text:p text:style-name="P8"><text:s text:c="4"/>{</text:p>
      <text:p text:style-name="P8"><text:s text:c="8"/>while ((arr[right]._key &gt;= pivot) &amp;&amp; (left &lt; right))</text:p>
      <text:p text:style-name="P8"><text:s text:c="12"/>right--; <text:s text:c="6"/>// сдвигаем правую границу пока элемент [right] больше [pivot]</text:p>
      <text:p text:style-name="P8"><text:s text:c="8"/>if (left != right) // если границы не сомкнулись</text:p>
      <text:p text:style-name="P8"><text:s text:c="8"/>{</text:p>
      <text:p text:style-name="P8"><text:s text:c="12"/>//arr[left]._key = arr[right]._key;</text:p>
      <text:p text:style-name="P8"><text:s text:c="12"/>//*arr[left]._str = *arr[right]._str; // перемещаем элемент [right] на место разрешающего</text:p>
      <text:p text:style-name="P8"><text:s text:c="12"/>//printf("%s\t%s\t", arr[left]._str, arr[right]._str);</text:p>
      <text:p text:style-name="P8"><text:s text:c="12"/>swapRows(&amp;arr[left], &amp;arr[right]);</text:p>
      <text:p text:style-name="P8"><text:s text:c="12"/>left++; // сдвигаем левую границу вправо</text:p>
      <text:p text:style-name="P8"><text:s text:c="8"/>}</text:p>
      <text:p text:style-name="P8"/>
      <text:p text:style-name="P16">10</text:p>
      <text:p text:style-name="P8"><text:soft-page-break/><text:s text:c="8"/>while ((arr[left]._key &lt;= pivot) &amp;&amp; (left &lt; right))</text:p>
      <text:p text:style-name="P8"><text:s text:c="12"/>left++; <text:s text:c="7"/>// сдвигаем левую границу пока элемент [left] меньше [pivot]</text:p>
      <text:p text:style-name="P8"><text:s text:c="8"/>if (left != right) // если границы не сомкнулись</text:p>
      <text:p text:style-name="P8"><text:s text:c="8"/>{</text:p>
      <text:p text:style-name="P8"><text:s text:c="12"/>//arr[right]._key = arr[left]._key;</text:p>
      <text:p text:style-name="P8"><text:s text:c="12"/>//*arr[right]._str = *arr[left]._str; // перемещаем элемент [left] на место [right]</text:p>
      <text:p text:style-name="P8"><text:s text:c="12"/>swapRows(&amp;arr[right], &amp;arr[left]);</text:p>
      <text:p text:style-name="P8"><text:s text:c="12"/>right--; // сдвигаем правую границу влево</text:p>
      <text:p text:style-name="P8"><text:s text:c="8"/>}</text:p>
      <text:p text:style-name="P8"><text:s text:c="4"/>}</text:p>
      <text:p text:style-name="P8"><text:s text:c="4"/>arr[left]._key = pivot;</text:p>
      <text:p text:style-name="P8"><text:s text:c="4"/>// *arr[left]._str = *arr[l_hold]._str;</text:p>
      <text:p text:style-name="P8"><text:s text:c="4"/>pivot = left;</text:p>
      <text:p text:style-name="P8"><text:s text:c="4"/>left = l_hold;</text:p>
      <text:p text:style-name="P8"><text:s text:c="4"/>right = r_hold;</text:p>
      <text:p text:style-name="P8"><text:s text:c="4"/>if (left &lt; pivot) // Рекурсивно вызываем сортировку для левой и правой части массива</text:p>
      <text:p text:style-name="P8"><text:s text:c="8"/>quickSort(arr, left, pivot - 1);</text:p>
      <text:p text:style-name="P8"><text:s text:c="4"/>if (right &gt; pivot)</text:p>
      <text:p text:style-name="P8"><text:s text:c="8"/>quickSort(arr, pivot + 1, right);</text:p>
      <text:p text:style-name="P8">}</text:p>
      <text:p text:style-name="P11"/>
      <text:p text:style-name="P11"/>
      <text:p text:style-name="P14">Файл <text:span text:style-name="T4">main.c</text:span></text:p>
      <text:p text:style-name="P14"><text:span text:style-name="T4"/></text:p>
      <text:p text:style-name="P13">#include &lt;stdio.h&gt;</text:p>
      <text:p text:style-name="P13">#include &lt;stdlib.h&gt;</text:p>
      <text:p text:style-name="P13">#include "table.h"</text:p>
      <text:p text:style-name="P13"/>
      <text:p text:style-name="P13">void menu()</text:p>
      <text:p text:style-name="P13">{</text:p>
      <text:p text:style-name="P13"><text:s text:c="4"/>printf("Меню:\n");</text:p>
      <text:p text:style-name="P13"><text:s text:c="4"/>printf("1) Вывести таблицу\n");</text:p>
      <text:p text:style-name="P13"><text:s text:c="4"/>printf("2) Найти элемент в таблице по ключу\n");</text:p>
      <text:p text:style-name="P13"><text:s text:c="4"/>printf("3) Отсортировать таблицу\n");</text:p>
      <text:p text:style-name="P13"><text:s text:c="4"/>printf("4) Меню\n");</text:p>
      <text:p text:style-name="P13"><text:s text:c="4"/>printf("5) Выход\n")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6">11</text:p>
      <text:p text:style-name="P13"><text:soft-page-break/>int main(void)</text:p>
      <text:p text:style-name="P13">{</text:p>
      <text:p text:style-name="P13"><text:s text:c="4"/>const int N = 50;</text:p>
      <text:p text:style-name="P13"><text:s text:c="4"/>int i, cnt, rule;</text:p>
      <text:p text:style-name="P13"><text:s text:c="4"/>long key;</text:p>
      <text:p text:style-name="P13"><text:s text:c="4"/>char ch;</text:p>
      <text:p text:style-name="P13"><text:s text:c="4"/>row arr[N];</text:p>
      <text:p text:style-name="P13"><text:s text:c="4"/>char filename[100];</text:p>
      <text:p text:style-name="P13"><text:s text:c="4"/>printf("Введите название файла:\n");</text:p>
      <text:p text:style-name="P13"><text:s text:c="4"/>scanf("%s", filename);</text:p>
      <text:p text:style-name="P13"><text:s text:c="4"/>FILE *file = fopen(filename, "r");</text:p>
      <text:p text:style-name="P13"><text:s text:c="4"/>if (file == NULL)</text:p>
      <text:p text:style-name="P13"><text:s text:c="4"/>{</text:p>
      <text:p text:style-name="P13"><text:s text:c="8"/>printf("Файл не существует\n");</text:p>
      <text:p text:style-name="P13"><text:s text:c="8"/>return 0;</text:p>
      <text:p text:style-name="P13"><text:s text:c="4"/>}</text:p>
      <text:p text:style-name="P13"><text:s text:c="4"/>i = 0;</text:p>
      <text:p text:style-name="P13"><text:s text:c="4"/>while (i &lt; N &amp;&amp; fscanf(file, "%ld", &amp;arr[i]._key) == 1)</text:p>
      <text:p text:style-name="P13"><text:s text:c="4"/>{</text:p>
      <text:p text:style-name="P13"><text:s text:c="8"/>fscanf(file, "%c", &amp;ch);</text:p>
      <text:p text:style-name="P13"><text:s text:c="8"/>getRow(file, arr[i]._str, sizeof(arr[i]._str));</text:p>
      <text:p text:style-name="P13"><text:s text:c="8"/>i++;</text:p>
      <text:p text:style-name="P13"><text:s text:c="4"/>}</text:p>
      <text:p text:style-name="P13"><text:s text:c="4"/>fclose(file);</text:p>
      <text:p text:style-name="P13"><text:s text:c="4"/>cnt = i;</text:p>
      <text:p text:style-name="P13"><text:s text:c="4"/>menu();</text:p>
      <text:p text:style-name="P13"><text:s text:c="4"/>while (1)</text:p>
      <text:p text:style-name="P13"><text:s text:c="4"/>{</text:p>
      <text:p text:style-name="P13"><text:s text:c="8"/>scanf("%d", &amp;rule);</text:p>
      <text:p text:style-name="P13"><text:s text:c="8"/>switch (rule)</text:p>
      <text:p text:style-name="P13"><text:s text:c="8"/>{</text:p>
      <text:p text:style-name="P13"><text:s text:c="8"/>case 1:</text:p>
      <text:p text:style-name="P13"><text:s text:c="12"/>printTable(arr, cnt);</text:p>
      <text:p text:style-name="P13"><text:s text:c="12"/>break;</text:p>
      <text:p text:style-name="P13"><text:s text:c="8"/>case 2:</text:p>
      <text:p text:style-name="P13"><text:s text:c="12"/>if (!isSorted(arr, cnt))</text:p>
      <text:p text:style-name="P13"><text:s text:c="12"/>{</text:p>
      <text:p text:style-name="P13"><text:s text:c="16"/>printf("Таблица неотсортирована\n");</text:p>
      <text:p text:style-name="P13"><text:s text:c="12"/>}</text:p>
      <text:p text:style-name="P13"><text:s text:c="12"/>else</text:p>
      <text:p text:style-name="P13"><text:s text:c="12"/>{</text:p>
      <text:p text:style-name="P13"><text:s text:c="16"/>printf("Введите ключ\n");</text:p>
      <text:p text:style-name="P13"><text:s text:c="16"/>scanf("%ld", &amp;key);</text:p>
      <text:p text:style-name="P13"/>
      <text:p text:style-name="P16">12</text:p>
      <text:p text:style-name="P13"><text:soft-page-break/><text:s text:c="16"/>i = binSearch(arr, cnt, key);</text:p>
      <text:p text:style-name="P13"><text:s text:c="16"/>if (i &gt; -1)</text:p>
      <text:p text:style-name="P13"><text:s text:c="16"/>{</text:p>
      <text:p text:style-name="P13"><text:s text:c="20"/>printf("По ключу %ld найден элемент \"%s\"\n", key, arr[i]._str);</text:p>
      <text:p text:style-name="P13"><text:s text:c="16"/>}</text:p>
      <text:p text:style-name="P13"><text:s text:c="16"/>else</text:p>
      <text:p text:style-name="P13"><text:s text:c="20"/>printf("Элемент с данным ключом не найден\n");</text:p>
      <text:p text:style-name="P13"><text:s text:c="12"/>}</text:p>
      <text:p text:style-name="P13"><text:s text:c="12"/>break;</text:p>
      <text:p text:style-name="P13"><text:s text:c="8"/>case 3:</text:p>
      <text:p text:style-name="P13"><text:s text:c="12"/>quickSort(arr, 0, cnt - 1);</text:p>
      <text:p text:style-name="P13"><text:s text:c="12"/>printf("Таблица отсортирована\n");</text:p>
      <text:p text:style-name="P13"><text:s text:c="12"/>break;</text:p>
      <text:p text:style-name="P13"><text:s text:c="8"/>case 4:</text:p>
      <text:p text:style-name="P13"><text:s text:c="12"/>menu();</text:p>
      <text:p text:style-name="P13"><text:s text:c="12"/>break;</text:p>
      <text:p text:style-name="P13"><text:s text:c="8"/>case 5:</text:p>
      <text:p text:style-name="P13"><text:s text:c="12"/>return 0;</text:p>
      <text:p text:style-name="P13"><text:s text:c="12"/>break;</text:p>
      <text:p text:style-name="P13"><text:s text:c="8"/>default:</text:p>
      <text:p text:style-name="P13"><text:s text:c="12"/>printf("Выберите корректную команду из меню\n");</text:p>
      <text:p text:style-name="P13"><text:s text:c="12"/>break;</text:p>
      <text:p text:style-name="P13"><text:s text:c="8"/>}</text:p>
      <text:p text:style-name="P13"><text:s text:c="4"/>}</text:p>
      <text:p text:style-name="P13"><text:s text:c="4"/>return 0;</text:p>
      <text:p text:style-name="P13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29">13</text:p>
      <text:p text:style-name="P25"><text:soft-page-break/>РЕЗУЛЬТАТ РАБОТЫ ПРОГРАММЫ</text:p>
      <text:p text:style-name="P26">jasmin@ubuntu:~$ make</text:p>
      <text:p text:style-name="P26">gcc -c table.c</text:p>
      <text:p text:style-name="P26">gcc -c main.c</text:p>
      <text:p text:style-name="P26">gcc table.o main.o</text:p>
      <text:p text:style-name="P26">jasmin@ubuntu:~$ ./a.out</text:p>
      <text:p text:style-name="P26">Введите название файла:</text:p>
      <text:p text:style-name="P26">input</text:p>
      <text:p text:style-name="P26">Меню:</text:p>
      <text:p text:style-name="P26">1) Вывести таблицу</text:p>
      <text:p text:style-name="P26">2) Найти элемент в таблице по ключу</text:p>
      <text:p text:style-name="P26">3) Отсортировать таблицу</text:p>
      <text:p text:style-name="P26">4) Меню</text:p>
      <text:p text:style-name="P26">5) Выход</text:p>
      <text:p text:style-name="P26">1</text:p>
      <text:p text:style-name="P26"/>
      <text:p text:style-name="P26">║ <text:s text:c="2"/>Ключ <text:s/>║ <text:s text:c="19"/>Значение <text:s text:c="74"/>║</text:p>
      <text:p text:style-name="P26">╠══════════════════════════════════════════════</text:p>
      <text:p text:style-name="P26">║ <text:s text:c="12"/>7║ <text:s text:c="3"/>Дым табачный воздух выел.</text:p>
      <text:p text:style-name="P26">║ <text:s text:c="12"/>6║ <text:s text:c="33"/>Комната -</text:p>
      <text:p text:style-name="P26">║ <text:s text:c="12"/>5║глава в крученыховском аде.</text:p>
      <text:p text:style-name="P26">║ <text:s text:c="12"/>4║ <text:s text:c="33"/>Вспомни -</text:p>
      <text:p text:style-name="P26">║ <text:s text:c="12"/>3║ <text:s text:c="25"/>за этим окном</text:p>
      <text:p text:style-name="P26">║ <text:s text:c="12"/>2║ <text:s text:c="35"/>впервые</text:p>
      <text:p text:style-name="P26">║ <text:s text:c="12"/>1║руки твои, исступленный, гладил.</text:p>
      <text:p text:style-name="P26">╚══════════════════════════════════════════════<text:span text:style-name="T4">+</text:span></text:p>
      <text:p text:style-name="P26">3</text:p>
      <text:p text:style-name="P26">Таблица отсортирована</text:p>
      <text:p text:style-name="P26"/>
      <text:p text:style-name="P26"/>
      <text:p text:style-name="P26"/>
      <text:p text:style-name="P26"/>
      <text:p text:style-name="P27">14</text:p>
      <text:p text:style-name="P26"><text:soft-page-break/>1</text:p>
      <text:p text:style-name="P26">║ <text:s text:c="2"/>Ключ <text:s/>║ <text:s text:c="19"/>Значение <text:s text:c="74"/>║</text:p>
      <text:p text:style-name="P26">╠══════════════════════════════════════════════</text:p>
      <text:p text:style-name="P26">║ <text:s text:c="11"/>1║руки твои, исступленный, гладил.</text:p>
      <text:p text:style-name="P26">║ <text:s text:c="11"/>2║ <text:s text:c="35"/>впервые</text:p>
      <text:p text:style-name="P26">║ <text:s text:c="11"/>3║ <text:s text:c="25"/>за этим окном</text:p>
      <text:p text:style-name="P26">║ <text:s text:c="11"/>4║ <text:s text:c="33"/>Вспомни -</text:p>
      <text:p text:style-name="P26">║ <text:s text:c="11"/>5║глава в крученыховском аде.</text:p>
      <text:p text:style-name="P26">║ <text:s text:c="11"/>6║ <text:s text:c="33"/>Комната -</text:p>
      <text:p text:style-name="P26">║ <text:s text:c="11"/>7║ <text:s text:c="3"/>Дым табачный воздух выел.</text:p>
      <text:p text:style-name="P26">╚══════════════════════════════════════════════</text:p>
      <text:p text:style-name="P26">2</text:p>
      <text:p text:style-name="P26">Введите ключ</text:p>
      <text:p text:style-name="P26">5</text:p>
      <text:p text:style-name="P26">По ключу 5 найден элемент "глава в крученыховском аде."</text:p>
      <text:p text:style-name="P26">5</text:p>
      <text:p text:style-name="P26">jasmin@ubuntu:~$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1<text:span text:style-name="T4">5</text:span></text:p>
      <text:p text:style-name="P25"><text:soft-page-break/>ЗАКЛЮЧЕНИЕ</text:p>
      <text:p text:style-name="P25"/>
      <text:p text:style-name="P26">В ходе данной работы была составлена программа на языке Си для <text:span text:style-name="T3">реализации рекурсивного варианта быстрой сортировки Хоара, изучен бинарный поиск, проработан раннее полученный материал работы с файлами. <text:s/>Полученные знания, практика и опыт в поиски нужной информации в сторонних источниках привнесли большой вклад в мое развитие и будут помогать мне в дальнейшей моей работе.</text:span></text:p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1<text:span text:style-name="T4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Ясмин </meta:initial-creator>
    <meta:creation-date>2021-10-22T16:47:50.45</meta:creation-date>
    <dc:date>2022-05-13T18:29:36.47</dc:date>
    <dc:creator>Ясмин </dc:creator>
    <meta:editing-duration>P1DT18H42M53S</meta:editing-duration>
    <meta:editing-cycles>189</meta:editing-cycles>
    <meta:generator>OpenOffice/4.1.10$Win32 OpenOffice.org_project/4110m2$Build-9807</meta:generator>
    <meta:document-statistic meta:table-count="0" meta:image-count="0" meta:object-count="0" meta:page-count="16" meta:paragraph-count="316" meta:word-count="1516" meta:character-count="10469"/>
  </office:meta>
</office:document-meta>
</file>